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54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protected" style:vertical-align="middle"/>
      <style:text-properties fo:color="#000000" fo:font-family="Sans Serif" fo:font-size="11pt"/>
    </style:style>
    <style:style style:name="ce3" style:family="table-cell">
      <style:table-cell-properties fo:background-color="#ffffff" style:cell-protect="none" style:vertical-align="middle"/>
      <style:text-properties fo:color="#000000" fo:font-family="Sans Serif" fo:font-size="11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5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  <table:table-cell/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" table:style-name="ce2">
            <text:p>MyJSQLView_JMenuBar.menu.SQLQueryBucket =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" table:style-name="ce2">
            <text:p>MyJSQLView_JToolBar.tooltip.SQLQueryBucket =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2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2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2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" table:style-name="ce3">
            <text:p>TableEntryForm.dialogtitle.Alert =</text:p>
          </table:table-cell>
        </table:table-row>
        <table:table-row table:style-name="ro1">
          <table:table-cell office:value-type="string" office:string-value="TableEntryForm.dialogmessage.InvalidInput =" table:style-name="ce3">
            <text:p>TableEntryForm.dialogmessage.InvalidInput =</text:p>
          </table:table-cell>
        </table:table-row>
        <table:table-row table:style-name="ro1">
          <table:table-cell office:value-type="string" office:string-value="TableEntryForm.dialogmessage.Type =" table:style-name="ce3">
            <text:p>TableEntryForm.dialogmessage.Type =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" table:style-name="ce3">
            <text:p>TableEntryForm.dialogmessage.WarningFunction =</text:p>
          </table:table-cell>
        </table:table-row>
        <table:table-row table:style-name="ro1">
          <table:table-cell office:value-type="string" office:string-value="TableEntryForm.dialogmessage.ErrorReading =" table:style-name="ce3">
            <text:p>TableEntryForm.dialogmessage.ErrorReading =</text:p>
          </table:table-cell>
        </table:table-row>
        <table:table-row>
          <table:table-cell office:value-type="string" office:string-value="TableEntryForm.dialogmessage.InvalidLimit =" table:style-name="ce3">
            <text:p>TableEntryForm.dialogmessage.InvalidLimit =</text:p>
          </table:table-cell>
        </table:table-row>
        <table:table-row table:style-name="ro1">
          <table:table-cell office:value-type="string" office:string-value="TableEntryForm.dialogmessage.TypeAuto =" table:style-name="ce3">
            <text:p>TableEntryForm.dialogmessage.TypeAuto =</text:p>
          </table:table-cell>
        </table:table-row>
        <table:table-row>
          <table:table-cell office:value-type="string" office:string-value="TableEntryForm.dialogmessage.InvalidDateTime =" table:style-name="ce3">
            <text:p>TableEntryForm.dialogmessage.InvalidDateTime =</text:p>
          </table:table-cell>
        </table:table-row>
        <table:table-row>
          <table:table-cell office:value-type="string" office:string-value="TableEntryForm.dialogmessage.TypeBit =" table:style-name="ce3">
            <text:p>TableEntryForm.dialogmessage.TypeBit =</text:p>
          </table:table-cell>
        </table:table-row>
        <table:table-row>
          <table:table-cell office:value-type="string" office:string-value="TableEntryForm.dialogmessage.FailedFunction =" table:style-name="ce3">
            <text:p>TableEntryForm.dialogmessage.FailedFunction =</text:p>
          </table:table-cell>
        </table:table-row>
        <table:table-row>
          <table:table-cell office:value-type="string" office:string-value="TableEntryForm.dialogmessage.ErrorDirectory =" table:style-name="ce3">
            <text:p>TableEntryForm.dialogmessage.ErrorDirectory =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3">
            <text:p>PluginFrame.label.Status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 table:style-name="ce2"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 table:style-name="ce2"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 table:style-name="ce2"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 table:style-name="ce2"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 table:style-name="ce2"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 table:style-name="ce2"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 table:style-name="ce2"/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 table:style-name="ce2"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 table:style-name="ce2"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 table:style-name="ce2"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 table:style-name="ce2"/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 table:style-name="ce2"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 table:style-name="ce2"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 table:style-name="ce2"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 table:style-name="ce2"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 table:style-name="ce2"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 table:style-name="ce2"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 table:style-name="ce2"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 table:style-name="ce2"/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 table:style-name="ce2"/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 table:style-name="ce2"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 table:style-name="ce2"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 table:style-name="ce2"/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 table:style-name="ce2"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 table:style-name="ce2"/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 table:style-name="ce2"/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 table:style-name="ce2"/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 table:style-name="ce2"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 table:style-name="ce2"/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 table:style-name="ce2"/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 table:style-name="ce2"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 table:style-name="ce2"/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 table:style-name="ce2"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 table:style-name="ce2"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 table:style-name="ce2"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 table:style-name="ce2"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 table:style-name="ce2"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 table:style-name="ce2"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 table:style-name="ce2"/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 table:style-name="ce2"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 table:style-name="ce2"/>
          <table:table-cell table:number-columns-repeated="24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 table:style-name="ce2"/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 table:style-name="ce2"/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 table:style-name="ce2"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 table:style-name="ce2"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 table:style-name="ce2"/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 table:style-name="ce2"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 table:style-name="ce2"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 table:style-name="ce2"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 table:style-name="ce2"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 table:style-name="ce2"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 table:style-name="ce2"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 table:style-name="ce2"/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 table:style-name="ce2"/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 table:style-name="ce2"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 table:style-name="ce2"/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 table:style-name="ce2"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 table:style-name="ce2"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 table:style-name="ce2"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 table:style-name="ce2"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 table:style-name="ce2"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 table:style-name="ce2"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 table:style-name="ce2"/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 table:style-name="ce2"/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 table:style-name="ce2"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 table:style-name="ce2"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 table:style-name="ce2"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 table:style-name="ce2"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 table:style-name="ce2"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 table:style-name="ce2"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 table:style-name="ce2"/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 table:style-name="ce2"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 table:style-name="ce2"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 table:style-name="ce2"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 table:style-name="ce2"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 table:style-name="ce2"/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 table:style-name="ce2"/>
          <table:table-cell/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 table:style-name="ce2"/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 table:style-name="ce2"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 table:style-name="ce2"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 table:style-name="ce2"/>
          <table:table-cell/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 table:style-name="ce2"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 table:style-name="ce2"/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 table:style-name="ce2"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 table:style-name="ce2"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  <table:table-cell table:style-name="ce2"/>
          <table:table-cell/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 table:style-name="ce2"/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 table:style-name="ce2"/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 table:style-name="ce2"/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 table:style-name="ce2"/>
          <table:table-cell/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>
          <table:table-cell office:value-type="string" office:string-value="MyJSQLView_Utils.dialogtitle.TextData = ">
            <text:p>MyJSQLView_Utils.dialogtitle.TextData = </text:p>
          </table:table-cell>
        </table:table-row>
        <table:table-row>
          <table:table-cell office:value-type="string" office:string-value="MyJSQLView_Utils.dialogbutton.Save = ">
            <text:p>MyJSQLView_Utils.dialogbutton.Save = </text:p>
          </table:table-cell>
        </table:table-row>
        <table:table-row>
          <table:table-cell office:value-type="string" office:string-value="MyJSQLView_Utils.dialogbutton.Open = ">
            <text:p>MyJSQLView_Utils.dialogbutton.Open = </text:p>
          </table:table-cell>
        </table:table-row>
        <table:table-row>
          <table:table-cell office:value-type="string" office:string-value="MyJSQLView_Utils.dialogbutton.Close = ">
            <text:p>MyJSQLView_Utils.dialogbutton.Close = </text:p>
          </table:table-cell>
        </table:table-row>
        <table:table-row>
          <table:table-cell office:value-type="string" office:string-value="MyJSQLView_Utils.menu.Edit = ">
            <text:p>MyJSQLView_Utils.menu.Edit = </text:p>
          </table:table-cell>
        </table:table-row>
        <table:table-row>
          <table:table-cell office:value-type="string" office:string-value="MyJSQLView_Utils.menu.Cut = ">
            <text:p>MyJSQLView_Utils.menu.Cut = </text:p>
          </table:table-cell>
        </table:table-row>
        <table:table-row>
          <table:table-cell office:value-type="string" office:string-value="MyJSQLView_Utils.menu.Copy = ">
            <text:p>MyJSQLView_Utils.menu.Copy = </text:p>
          </table:table-cell>
        </table:table-row>
        <table:table-row>
          <table:table-cell office:value-type="string" office:string-value="MyJSQLView_Utils.menu.Paste = ">
            <text:p>MyJSQLView_Utils.menu.Paste = </text:p>
          </table:table-cell>
        </table:table-row>
        <table:table-row>
          <table:table-cell office:value-type="string" office:string-value="MyJSQLView_Utils.menu.SelectAll = 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  <table:table-cell table:style-name="ce2"/>
          <table:table-cell/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  <table:table-cell table:style-name="ce2"/>
          <table:table-cell/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  <table:table-cell table:style-name="ce2"/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/>
          <table:table-cell office:value-type="string" office:string-value="  " table:style-name="ce2">
            <text:p>  </text:p>
          </table:table-cell>
        </table:table-row>
        <table:table-row table:style-name="ro1" table:number-rows-repeated="384">
          <table:table-cell/>
        </table:table-row>
        <table:table-row table:style-name="ro1" table:number-rows-repeated="31967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24</meta:editing-cycles>
    <meta:creation-date>2010-06-05T10:53:00</meta:creation-date>
    <dc:date>2011-04-11T13:23:13</dc:date>
  </office:meta>
</office:document-meta>
</file>